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31</text:p>
      <text:p text:style-name="Standard">Instances: <text:s text:c="3"/>1000</text:p>
      <text:p text:style-name="Standard">Attributes: <text:s text:c="2"/>42</text:p>
      <text:p text:style-name="Standard"><text:s text:c="14"/>Bi_lemma_overlap_count</text:p>
      <text:p text:style-name="Standard"><text:s text:c="14"/>Dist_Sim_Adj</text:p>
      <text:p text:style-name="Standard"><text:s text:c="14"/>Dist_Sim_Noun</text:p>
      <text:p text:style-name="Standard"><text:s text:c="14"/>Dist_Sim_Verb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Lev_Dist</text:p>
      <text:p text:style-name="Standard"><text:s text:c="14"/>MeanSimLabel</text:p>
      <text:p text:style-name="Standard"><text:s text:c="14"/>Tri_lemma_overlap_count</text:p>
      <text:p text:style-name="Standard"><text:s text:c="14"/>Uni_lemma_overlap_count</text:p>
      <text:p text:style-name="Standard"><text:s text:c="14"/>diff_len</text:p>
      <text:p text:style-name="Standard"><text:s text:c="14"/>noun_Path</text:p>
      <text:p text:style-name="Standard"><text:s text:c="14"/>rouge_1_f_score</text:p>
      <text:p text:style-name="Standard"><text:s text:c="14"/>rouge_2_f_score</text:p>
      <text:p text:style-name="Standard"><text:s text:c="14"/>rouge_3_f_score</text:p>
      <text:p text:style-name="Standard"><text:s text:c="14"/>rouge_4_f_score</text:p>
      <text:p text:style-name="Standard"><text:s text:c="14"/>rouge_l_f_score</text:p>
      <text:p text:style-name="Standard"><text:s text:c="14"/>rouge_s*_f_score</text:p>
      <text:p text:style-name="Standard"><text:s text:c="14"/>rouge_su*_f_score</text:p>
      <text:p text:style-name="Standard"><text:s text:c="14"/>rouge_w_1.2_f_score</text:p>
      <text:p text:style-name="Standard"><text:s text:c="14"/>verb_Path</text:p>
      <text:p text:style-name="Standard">Test mode: <text:s text:c="3"/>10-fold cross-validation</text:p>
      <text:p text:style-name="Standard"/>
      <text:p text:style-name="Standard"><text:soft-page-break/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3.0511 * Bi_lemma_overlap_count +</text:p>
      <text:p text:style-name="Standard"><text:s text:c="6"/>0.8015 * Dist_Sim_Noun +</text:p>
      <text:p text:style-name="Standard"><text:s text:c="6"/>0.3474 * Dist_Sim_Verb +</text:p>
      <text:p text:style-name="Standard"><text:s text:c="5"/>-0.4335 * LIWC_Catg_Affective Processes +</text:p>
      <text:p text:style-name="Standard"><text:s text:c="5"/>-0.4674 * LIWC_Catg_Biological Processes +</text:p>
      <text:p text:style-name="Standard"><text:s text:c="6"/>0.5881 * LIWC_Catg_Causation +</text:p>
      <text:p text:style-name="Standard"><text:s text:c="6"/>0.4582 * LIWC_Catg_Certainty +</text:p>
      <text:p text:style-name="Standard"><text:s text:c="6"/>0.415 <text:s/>* LIWC_Catg_Cognitive Processes +</text:p>
      <text:p text:style-name="Standard"><text:s text:c="5"/>-0.6269 * LIWC_Catg_Humans +</text:p>
      <text:p text:style-name="Standard"><text:s text:c="6"/>0.7459 * LIWC_Catg_Motion +</text:p>
      <text:p text:style-name="Standard"><text:s text:c="6"/>0.5747 * LIWC_Catg_Negative Emotion +</text:p>
      <text:p text:style-name="Standard"><text:s text:c="6"/>1.0042 * LIWC_Catg_Perceptual Processes +</text:p>
      <text:p text:style-name="Standard"><text:s text:c="6"/>0.3863 * LIWC_Catg_Relativity +</text:p>
      <text:p text:style-name="Standard"><text:s text:c="6"/>0.4749 * LIWC_Catg_Religion +</text:p>
      <text:p text:style-name="Standard"><text:s text:c="6"/>0.7607 * LIWC_Catg_Sexual +</text:p>
      <text:p text:style-name="Standard"><text:s text:c="5"/>-0.5335 * LIWC_Catg_Social Processes +</text:p>
      <text:p text:style-name="Standard"><text:s text:c="6"/>0.4802 * LIWC_Catg_Work +</text:p>
      <text:p text:style-name="Standard"><text:s text:c="5"/>-0.3369 * Lev_Dist +</text:p>
      <text:p text:style-name="Standard"><text:s text:c="5"/>-1.091 <text:s/>* Tri_lemma_overlap_count +</text:p>
      <text:p text:style-name="Standard"><text:s text:c="6"/>1.6548 * Uni_lemma_overlap_count +</text:p>
      <text:p text:style-name="Standard"><text:s text:c="5"/>-5.6138 * rouge_2_f_score +</text:p>
      <text:p text:style-name="Standard"><text:s text:c="6"/>2.7135 * rouge_4_f_score +</text:p>
      <text:p text:style-name="Standard"><text:s text:c="6"/>3.4243 * rouge_l_f_score +</text:p>
      <text:p text:style-name="Standard"><text:s text:c="6"/>1.1715 * rouge_s*_f_score +</text:p>
      <text:p text:style-name="Standard"><text:s text:c="5"/>-1.7831 * rouge_w_1.2_f_score +</text:p>
      <text:p text:style-name="Standard"><text:s text:c="5"/>-0.6714 * verb_Path +</text:p>
      <text:p text:style-name="Standard"><text:s text:c="6"/>1.4213</text:p>
      <text:p text:style-name="Standard"/>
      <text:p text:style-name="Standard">Time taken to build model: 0.02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375,1.775</text:p>
      <text:p text:style-name="Standard">2,0.5,2.212,1.712</text:p>
      <text:p text:style-name="Standard">3,2.4,1.796,-0.604</text:p>
      <text:p text:style-name="Standard">4,1,1.399,0.399</text:p>
      <text:p text:style-name="Standard">5,0.4,0.998,0.598</text:p>
      <text:p text:style-name="Standard">6,1.167,1.274,0.108</text:p>
      <text:p text:style-name="Standard">7,3,3.979,0.979</text:p>
      <text:p text:style-name="Standard">8,1.167,1.458,0.291</text:p>
      <text:p text:style-name="Standard">9,0.6,2.59,1.99</text:p>
      <text:p text:style-name="Standard">10,1.333,1.378,0.044</text:p>
      <text:p text:style-name="Standard">11,2.667,2.376,-0.291</text:p>
      <text:p text:style-name="Standard"><text:soft-page-break/>12,0.833,1.671,0.838</text:p>
      <text:p text:style-name="Standard">13,3.6,2.365,-1.235</text:p>
      <text:p text:style-name="Standard">14,0.6,1.721,1.121</text:p>
      <text:p text:style-name="Standard">15,3.4,1.878,-1.522</text:p>
      <text:p text:style-name="Standard">16,3.8,1.43,-2.37</text:p>
      <text:p text:style-name="Standard">17,2,1.65,-0.35</text:p>
      <text:p text:style-name="Standard">18,1,1.222,0.222</text:p>
      <text:p text:style-name="Standard">19,0,0.847,0.847</text:p>
      <text:p text:style-name="Standard">20,2,2.523,0.523</text:p>
      <text:p text:style-name="Standard">21,1.2,2.907,1.707</text:p>
      <text:p text:style-name="Standard">22,2.4,2.263,-0.137</text:p>
      <text:p text:style-name="Standard">23,3.333,2.011,-1.322</text:p>
      <text:p text:style-name="Standard">24,1.333,1.426,0.093</text:p>
      <text:p text:style-name="Standard">25,1.833,1.49,-0.344</text:p>
      <text:p text:style-name="Standard">26,2.4,1.048,-1.352</text:p>
      <text:p text:style-name="Standard">27,1.286,2.794,1.508</text:p>
      <text:p text:style-name="Standard">28,2.6,1.942,-0.658</text:p>
      <text:p text:style-name="Standard">29,1.4,1.61,0.21</text:p>
      <text:p text:style-name="Standard">30,1.8,2.328,0.528</text:p>
      <text:p text:style-name="Standard">31,2.8,2.614,-0.186</text:p>
      <text:p text:style-name="Standard">32,2.2,2.509,0.309</text:p>
      <text:p text:style-name="Standard">33,3,2.161,-0.839</text:p>
      <text:p text:style-name="Standard">34,2,2.219,0.219</text:p>
      <text:p text:style-name="Standard">35,2.5,2.217,-0.283</text:p>
      <text:p text:style-name="Standard">36,1,1.517,0.517</text:p>
      <text:p text:style-name="Standard">37,2.6,1.978,-0.622</text:p>
      <text:p text:style-name="Standard">38,0.8,1.287,0.487</text:p>
      <text:p text:style-name="Standard">39,0.4,0.255,-0.145</text:p>
      <text:p text:style-name="Standard">40,1.75,1.897,0.147</text:p>
      <text:p text:style-name="Standard">41,1.2,1.434,0.234</text:p>
      <text:p text:style-name="Standard">42,1,1.306,0.306</text:p>
      <text:p text:style-name="Standard">43,3.8,3.666,-0.134</text:p>
      <text:p text:style-name="Standard">44,2.4,1.694,-0.706</text:p>
      <text:p text:style-name="Standard">45,3,2.274,-0.726</text:p>
      <text:p text:style-name="Standard">46,3,2.265,-0.735</text:p>
      <text:p text:style-name="Standard">47,2.6,1.677,-0.923</text:p>
      <text:p text:style-name="Standard">48,0.833,2.37,1.537</text:p>
      <text:p text:style-name="Standard">49,3.833,3.99,0.156</text:p>
      <text:p text:style-name="Standard">50,2,1.608,-0.392</text:p>
      <text:p text:style-name="Standard">51,2,1.917,-0.083</text:p>
      <text:p text:style-name="Standard">52,0.286,1.532,1.246</text:p>
      <text:p text:style-name="Standard">53,2.833,2.339,-0.494</text:p>
      <text:p text:style-name="Standard">54,2.8,2.68,-0.12</text:p>
      <text:p text:style-name="Standard">55,3.333,2.51,-0.823</text:p>
      <text:p text:style-name="Standard">56,1,1.451,0.451</text:p>
      <text:p text:style-name="Standard">57,1,1.893,0.893</text:p>
      <text:p text:style-name="Standard">58,3.333,3.338,0.004</text:p>
      <text:p text:style-name="Standard">59,1.333,1.571,0.237</text:p>
      <text:p text:style-name="Standard">60,3.8,2.786,-1.014</text:p>
      <text:p text:style-name="Standard">61,3.4,1.759,-1.641</text:p>
      <text:p text:style-name="Standard">62,2,1.648,-0.352</text:p>
      <text:p text:style-name="Standard"><text:soft-page-break/>63,2.2,1.483,-0.717</text:p>
      <text:p text:style-name="Standard">64,1,1.614,0.614</text:p>
      <text:p text:style-name="Standard">65,2.2,1.804,-0.396</text:p>
      <text:p text:style-name="Standard">66,1.333,1.818,0.484</text:p>
      <text:p text:style-name="Standard">67,2.8,2.636,-0.164</text:p>
      <text:p text:style-name="Standard">68,2.333,2.78,0.446</text:p>
      <text:p text:style-name="Standard">69,2.667,2.636,-0.031</text:p>
      <text:p text:style-name="Standard">70,1,1.923,0.923</text:p>
      <text:p text:style-name="Standard">71,4.4,2.987,-1.413</text:p>
      <text:p text:style-name="Standard">72,3.2,1.129,-2.071</text:p>
      <text:p text:style-name="Standard">73,2.8,1.703,-1.097</text:p>
      <text:p text:style-name="Standard">74,3.8,1.859,-1.941</text:p>
      <text:p text:style-name="Standard">75,2.5,1.301,-1.199</text:p>
      <text:p text:style-name="Standard">76,1.4,2.149,0.749</text:p>
      <text:p text:style-name="Standard">77,1.667,2.455,0.788</text:p>
      <text:p text:style-name="Standard">78,2.6,2.427,-0.173</text:p>
      <text:p text:style-name="Standard">79,2.333,2.285,-0.048</text:p>
      <text:p text:style-name="Standard">80,0.5,1.423,0.923</text:p>
      <text:p text:style-name="Standard">81,0.333,1.634,1.301</text:p>
      <text:p text:style-name="Standard">82,2,1.306,-0.694</text:p>
      <text:p text:style-name="Standard">83,0.8,1.293,0.493</text:p>
      <text:p text:style-name="Standard">84,3.2,1.308,-1.892</text:p>
      <text:p text:style-name="Standard">85,2,2.267,0.267</text:p>
      <text:p text:style-name="Standard">86,0.2,2.172,1.972</text:p>
      <text:p text:style-name="Standard">87,3.25,3.362,0.112</text:p>
      <text:p text:style-name="Standard">88,3.8,2.475,-1.325</text:p>
      <text:p text:style-name="Standard">89,2.8,1.634,-1.166</text:p>
      <text:p text:style-name="Standard">90,2.4,2.416,0.016</text:p>
      <text:p text:style-name="Standard">91,3,2.084,-0.916</text:p>
      <text:p text:style-name="Standard">92,2.2,1.47,-0.73</text:p>
      <text:p text:style-name="Standard">93,2.2,1.574,-0.626</text:p>
      <text:p text:style-name="Standard">94,1,2.289,1.289</text:p>
      <text:p text:style-name="Standard">95,3.25,3.038,-0.212</text:p>
      <text:p text:style-name="Standard">96,3.2,2.21,-0.99</text:p>
      <text:p text:style-name="Standard">97,3,2.136,-0.864</text:p>
      <text:p text:style-name="Standard">98,1.167,2.625,1.459</text:p>
      <text:p text:style-name="Standard">99,1.2,2.493,1.293</text:p>
      <text:p text:style-name="Standard">100,4.4,2.662,-1.738</text:p>
      <text:p text:style-name="Standard">1,1.4,2.065,0.665</text:p>
      <text:p text:style-name="Standard">2,2,1.98,-0.02</text:p>
      <text:p text:style-name="Standard">3,0.8,1.254,0.454</text:p>
      <text:p text:style-name="Standard">4,0.4,1.813,1.413</text:p>
      <text:p text:style-name="Standard">5,2.25,1.205,-1.045</text:p>
      <text:p text:style-name="Standard">6,2.667,2.2,-0.467</text:p>
      <text:p text:style-name="Standard">7,1.167,1.538,0.372</text:p>
      <text:p text:style-name="Standard">8,1.667,1.408,-0.259</text:p>
      <text:p text:style-name="Standard">9,2.667,2.537,-0.13</text:p>
      <text:p text:style-name="Standard">10,1.75,0.98,-0.77</text:p>
      <text:p text:style-name="Standard">11,4,0.939,-3.061</text:p>
      <text:p text:style-name="Standard">12,4.167,2.866,-1.301</text:p>
      <text:p text:style-name="Standard">13,1.833,1.502,-0.331</text:p>
      <text:p text:style-name="Standard"><text:soft-page-break/>14,0.8,1.888,1.088</text:p>
      <text:p text:style-name="Standard">15,1.2,1.827,0.627</text:p>
      <text:p text:style-name="Standard">16,1.6,2.044,0.444</text:p>
      <text:p text:style-name="Standard">17,2.75,2.171,-0.579</text:p>
      <text:p text:style-name="Standard">18,3.5,2.303,-1.197</text:p>
      <text:p text:style-name="Standard">19,4.833,2.432,-2.402</text:p>
      <text:p text:style-name="Standard">20,1.833,1.544,-0.289</text:p>
      <text:p text:style-name="Standard">21,1.833,1.707,-0.126</text:p>
      <text:p text:style-name="Standard">22,1.6,2.159,0.559</text:p>
      <text:p text:style-name="Standard">23,0.6,0.889,0.289</text:p>
      <text:p text:style-name="Standard">24,1.833,1.534,-0.299</text:p>
      <text:p text:style-name="Standard">25,0.4,1.311,0.911</text:p>
      <text:p text:style-name="Standard">26,1.667,2.05,0.383</text:p>
      <text:p text:style-name="Standard">27,4,2.98,-1.02</text:p>
      <text:p text:style-name="Standard">28,1,2.064,1.064</text:p>
      <text:p text:style-name="Standard">29,1.4,1.697,0.297</text:p>
      <text:p text:style-name="Standard">30,0.667,1.216,0.549</text:p>
      <text:p text:style-name="Standard">31,2.2,1.091,-1.109</text:p>
      <text:p text:style-name="Standard">32,2.6,2.47,-0.13</text:p>
      <text:p text:style-name="Standard">33,3.2,0.717,-2.483</text:p>
      <text:p text:style-name="Standard">34,0,0.821,0.821</text:p>
      <text:p text:style-name="Standard">35,4,3.107,-0.893</text:p>
      <text:p text:style-name="Standard">36,3,1.637,-1.363</text:p>
      <text:p text:style-name="Standard">37,2.6,1.646,-0.954</text:p>
      <text:p text:style-name="Standard">38,2.6,1.602,-0.998</text:p>
      <text:p text:style-name="Standard">39,0.75,1.424,0.674</text:p>
      <text:p text:style-name="Standard">40,0,1.029,1.029</text:p>
      <text:p text:style-name="Standard">41,2,1.885,-0.115</text:p>
      <text:p text:style-name="Standard">42,3.167,1.721,-1.445</text:p>
      <text:p text:style-name="Standard">43,1.4,1.825,0.425</text:p>
      <text:p text:style-name="Standard">44,3.6,3.243,-0.357</text:p>
      <text:p text:style-name="Standard">45,2.5,1.762,-0.738</text:p>
      <text:p text:style-name="Standard">46,1.167,2.09,0.924</text:p>
      <text:p text:style-name="Standard">47,0.6,1.666,1.066</text:p>
      <text:p text:style-name="Standard">48,0.75,1.528,0.778</text:p>
      <text:p text:style-name="Standard">49,1.6,1.88,0.28</text:p>
      <text:p text:style-name="Standard">50,1.6,1.983,0.383</text:p>
      <text:p text:style-name="Standard">51,3,3.259,0.259</text:p>
      <text:p text:style-name="Standard">52,0.25,1.852,1.602</text:p>
      <text:p text:style-name="Standard">53,1.167,1.982,0.815</text:p>
      <text:p text:style-name="Standard">54,1.75,1.518,-0.232</text:p>
      <text:p text:style-name="Standard">55,2,1.404,-0.596</text:p>
      <text:p text:style-name="Standard">56,1.8,2.503,0.703</text:p>
      <text:p text:style-name="Standard">57,1.667,1.946,0.28</text:p>
      <text:p text:style-name="Standard">58,2.25,2.371,0.121</text:p>
      <text:p text:style-name="Standard">59,1.6,1.504,-0.096</text:p>
      <text:p text:style-name="Standard">60,1.2,1.048,-0.152</text:p>
      <text:p text:style-name="Standard">61,1.333,1.847,0.514</text:p>
      <text:p text:style-name="Standard">62,3,1.149,-1.851</text:p>
      <text:p text:style-name="Standard">63,0.4,1.43,1.03</text:p>
      <text:p text:style-name="Standard">64,1.6,2.518,0.918</text:p>
      <text:p text:style-name="Standard"><text:soft-page-break/>65,0.833,1.628,0.795</text:p>
      <text:p text:style-name="Standard">66,3.167,3.512,0.345</text:p>
      <text:p text:style-name="Standard">67,2.6,1.839,-0.761</text:p>
      <text:p text:style-name="Standard">68,1.4,2.231,0.831</text:p>
      <text:p text:style-name="Standard">69,0.833,1.222,0.389</text:p>
      <text:p text:style-name="Standard">70,2,1.549,-0.451</text:p>
      <text:p text:style-name="Standard">71,1.2,1.752,0.552</text:p>
      <text:p text:style-name="Standard">72,2,1.508,-0.492</text:p>
      <text:p text:style-name="Standard">73,2.25,1.543,-0.707</text:p>
      <text:p text:style-name="Standard">74,2.2,2.421,0.221</text:p>
      <text:p text:style-name="Standard">75,2.8,2.436,-0.364</text:p>
      <text:p text:style-name="Standard">76,1.4,2.055,0.655</text:p>
      <text:p text:style-name="Standard">77,0.8,2.639,1.839</text:p>
      <text:p text:style-name="Standard">78,0.333,0.804,0.471</text:p>
      <text:p text:style-name="Standard">79,3.4,2.213,-1.187</text:p>
      <text:p text:style-name="Standard">80,1,1.962,0.962</text:p>
      <text:p text:style-name="Standard">81,4.2,2.643,-1.557</text:p>
      <text:p text:style-name="Standard">82,2.2,1.208,-0.992</text:p>
      <text:p text:style-name="Standard">83,1,1.651,0.651</text:p>
      <text:p text:style-name="Standard">84,0.2,1.416,1.216</text:p>
      <text:p text:style-name="Standard">85,3.2,2.878,-0.322</text:p>
      <text:p text:style-name="Standard">86,1.8,1.582,-0.218</text:p>
      <text:p text:style-name="Standard">87,1.2,1.667,0.467</text:p>
      <text:p text:style-name="Standard">88,3.25,1.293,-1.957</text:p>
      <text:p text:style-name="Standard">89,2.4,1.393,-1.007</text:p>
      <text:p text:style-name="Standard">90,1,1.921,0.921</text:p>
      <text:p text:style-name="Standard">91,2.333,2.373,0.04</text:p>
      <text:p text:style-name="Standard">92,4.833,2.863,-1.97</text:p>
      <text:p text:style-name="Standard">93,0.333,1.225,0.891</text:p>
      <text:p text:style-name="Standard">94,4.167,2.07,-2.097</text:p>
      <text:p text:style-name="Standard">95,1,0.87,-0.13</text:p>
      <text:p text:style-name="Standard">96,0.167,1.475,1.308</text:p>
      <text:p text:style-name="Standard">97,4.6,2.047,-2.553</text:p>
      <text:p text:style-name="Standard">98,1,2.155,1.155</text:p>
      <text:p text:style-name="Standard">99,2,1.257,-0.743</text:p>
      <text:p text:style-name="Standard">100,0.2,1.564,1.364</text:p>
      <text:p text:style-name="Standard">1,1.5,1.906,0.406</text:p>
      <text:p text:style-name="Standard">2,2.667,1.891,-0.776</text:p>
      <text:p text:style-name="Standard">3,1.4,2.222,0.822</text:p>
      <text:p text:style-name="Standard">4,2.6,1.386,-1.214</text:p>
      <text:p text:style-name="Standard">5,2,1.532,-0.468</text:p>
      <text:p text:style-name="Standard">6,3.8,1.14,-2.66</text:p>
      <text:p text:style-name="Standard">7,2.143,2.878,0.736</text:p>
      <text:p text:style-name="Standard">8,2.2,2.511,0.311</text:p>
      <text:p text:style-name="Standard">9,1.8,1.507,-0.293</text:p>
      <text:p text:style-name="Standard">10,4.6,3.249,-1.351</text:p>
      <text:p text:style-name="Standard">11,1.333,1.962,0.628</text:p>
      <text:p text:style-name="Standard">12,1.167,1.311,0.144</text:p>
      <text:p text:style-name="Standard">13,2.8,1.88,-0.92</text:p>
      <text:p text:style-name="Standard">14,2.6,2.321,-0.279</text:p>
      <text:p text:style-name="Standard">15,0.4,2.102,1.702</text:p>
      <text:p text:style-name="Standard"><text:soft-page-break/>16,0.2,1.308,1.108</text:p>
      <text:p text:style-name="Standard">17,3,3.21,0.21</text:p>
      <text:p text:style-name="Standard">18,3.286,2.573,-0.712</text:p>
      <text:p text:style-name="Standard">19,1,1.217,0.217</text:p>
      <text:p text:style-name="Standard">20,2.167,2.034,-0.133</text:p>
      <text:p text:style-name="Standard">21,1,2.137,1.137</text:p>
      <text:p text:style-name="Standard">22,2.167,1.759,-0.408</text:p>
      <text:p text:style-name="Standard">23,3.333,2.783,-0.55</text:p>
      <text:p text:style-name="Standard">24,4,3.015,-0.985</text:p>
      <text:p text:style-name="Standard">25,1.167,1.856,0.689</text:p>
      <text:p text:style-name="Standard">26,2.4,2.343,-0.057</text:p>
      <text:p text:style-name="Standard">27,0.2,0.818,0.618</text:p>
      <text:p text:style-name="Standard">28,5,2.161,-2.839</text:p>
      <text:p text:style-name="Standard">29,1,2.165,1.165</text:p>
      <text:p text:style-name="Standard">30,2.8,1.78,-1.02</text:p>
      <text:p text:style-name="Standard">31,0.4,0.864,0.464</text:p>
      <text:p text:style-name="Standard">32,2,2.121,0.121</text:p>
      <text:p text:style-name="Standard">33,2.6,1.94,-0.66</text:p>
      <text:p text:style-name="Standard">34,3.2,2.246,-0.954</text:p>
      <text:p text:style-name="Standard">35,4.333,1.526,-2.807</text:p>
      <text:p text:style-name="Standard">36,0.8,1.446,0.646</text:p>
      <text:p text:style-name="Standard">37,2,1.637,-0.363</text:p>
      <text:p text:style-name="Standard">38,2.2,1.763,-0.437</text:p>
      <text:p text:style-name="Standard">39,2.2,1.747,-0.453</text:p>
      <text:p text:style-name="Standard">40,0.2,1.603,1.403</text:p>
      <text:p text:style-name="Standard">41,1.143,2.462,1.319</text:p>
      <text:p text:style-name="Standard">42,0.8,0.932,0.132</text:p>
      <text:p text:style-name="Standard">43,1.4,1.599,0.199</text:p>
      <text:p text:style-name="Standard">44,0.833,1.783,0.949</text:p>
      <text:p text:style-name="Standard">45,2,2.306,0.306</text:p>
      <text:p text:style-name="Standard">46,0.2,1.763,1.563</text:p>
      <text:p text:style-name="Standard">47,3,2.656,-0.344</text:p>
      <text:p text:style-name="Standard">48,3,1.794,-1.206</text:p>
      <text:p text:style-name="Standard">49,1.167,1.147,-0.02</text:p>
      <text:p text:style-name="Standard">50,2.167,2.163,-0.004</text:p>
      <text:p text:style-name="Standard">51,2.667,2.958,0.291</text:p>
      <text:p text:style-name="Standard">52,0,1.31,1.31</text:p>
      <text:p text:style-name="Standard">53,1.833,2.309,0.475</text:p>
      <text:p text:style-name="Standard">54,1.667,2.461,0.794</text:p>
      <text:p text:style-name="Standard">55,4.4,1.659,-2.741</text:p>
      <text:p text:style-name="Standard">56,1.833,1.792,-0.041</text:p>
      <text:p text:style-name="Standard">57,1.167,1.693,0.526</text:p>
      <text:p text:style-name="Standard">58,1,2.675,1.675</text:p>
      <text:p text:style-name="Standard">59,1,2.091,1.091</text:p>
      <text:p text:style-name="Standard">60,1.167,1.71,0.543</text:p>
      <text:p text:style-name="Standard">61,1.4,2.156,0.756</text:p>
      <text:p text:style-name="Standard">62,1,1.858,0.858</text:p>
      <text:p text:style-name="Standard">63,0.333,0.866,0.533</text:p>
      <text:p text:style-name="Standard">64,3,2.965,-0.035</text:p>
      <text:p text:style-name="Standard">65,2.833,2.538,-0.296</text:p>
      <text:p text:style-name="Standard">66,3.167,1.84,-1.326</text:p>
      <text:p text:style-name="Standard"><text:soft-page-break/>67,2.2,2.884,0.684</text:p>
      <text:p text:style-name="Standard">68,2.167,1.476,-0.691</text:p>
      <text:p text:style-name="Standard">69,2.75,2.668,-0.082</text:p>
      <text:p text:style-name="Standard">70,1.2,1.456,0.256</text:p>
      <text:p text:style-name="Standard">71,0.6,0.928,0.328</text:p>
      <text:p text:style-name="Standard">72,4.667,2.247,-2.42</text:p>
      <text:p text:style-name="Standard">73,2.4,1.449,-0.951</text:p>
      <text:p text:style-name="Standard">74,1.2,1.717,0.517</text:p>
      <text:p text:style-name="Standard">75,0.5,1.121,0.621</text:p>
      <text:p text:style-name="Standard">76,2.5,1.939,-0.561</text:p>
      <text:p text:style-name="Standard">77,1.4,1.622,0.222</text:p>
      <text:p text:style-name="Standard">78,3.8,2.411,-1.389</text:p>
      <text:p text:style-name="Standard">79,4.4,2.848,-1.552</text:p>
      <text:p text:style-name="Standard">80,4.833,2.23,-2.604</text:p>
      <text:p text:style-name="Standard">81,1,1.832,0.832</text:p>
      <text:p text:style-name="Standard">82,4.167,2.4,-1.766</text:p>
      <text:p text:style-name="Standard">83,1.5,2.248,0.748</text:p>
      <text:p text:style-name="Standard">84,1,1.874,0.874</text:p>
      <text:p text:style-name="Standard">85,4.5,1.956,-2.544</text:p>
      <text:p text:style-name="Standard">86,3.2,2.159,-1.041</text:p>
      <text:p text:style-name="Standard">87,3.667,1.785,-1.881</text:p>
      <text:p text:style-name="Standard">88,0,1.45,1.45</text:p>
      <text:p text:style-name="Standard">89,2.6,2.574,-0.026</text:p>
      <text:p text:style-name="Standard">90,0.667,1.616,0.949</text:p>
      <text:p text:style-name="Standard">91,2.2,1.718,-0.482</text:p>
      <text:p text:style-name="Standard">92,2.2,1.678,-0.522</text:p>
      <text:p text:style-name="Standard">93,1.2,1.638,0.438</text:p>
      <text:p text:style-name="Standard">94,1,1.822,0.822</text:p>
      <text:p text:style-name="Standard">95,2.8,2.171,-0.629</text:p>
      <text:p text:style-name="Standard">96,1,1.542,0.542</text:p>
      <text:p text:style-name="Standard">97,0,1.47,1.47</text:p>
      <text:p text:style-name="Standard">98,3.667,2.289,-1.378</text:p>
      <text:p text:style-name="Standard">99,0,1.599,1.599</text:p>
      <text:p text:style-name="Standard">100,0.333,1.753,1.42</text:p>
      <text:p text:style-name="Standard">1,2.5,3.341,0.841</text:p>
      <text:p text:style-name="Standard">2,1.333,1.631,0.298</text:p>
      <text:p text:style-name="Standard">3,4.167,1.68,-2.487</text:p>
      <text:p text:style-name="Standard">4,1.4,1.752,0.352</text:p>
      <text:p text:style-name="Standard">5,1.833,2.703,0.87</text:p>
      <text:p text:style-name="Standard">6,0.8,1.435,0.635</text:p>
      <text:p text:style-name="Standard">7,3,1.911,-1.089</text:p>
      <text:p text:style-name="Standard">8,4.2,1.833,-2.367</text:p>
      <text:p text:style-name="Standard">9,1.8,1.922,0.122</text:p>
      <text:p text:style-name="Standard">10,2,2.691,0.691</text:p>
      <text:p text:style-name="Standard">11,1.167,1.187,0.021</text:p>
      <text:p text:style-name="Standard">12,3,2.302,-0.698</text:p>
      <text:p text:style-name="Standard">13,3.5,2.907,-0.593</text:p>
      <text:p text:style-name="Standard">14,0,1.559,1.559</text:p>
      <text:p text:style-name="Standard">15,1.6,2.17,0.57</text:p>
      <text:p text:style-name="Standard">16,3,2.738,-0.262</text:p>
      <text:p text:style-name="Standard">17,0.333,2.805,2.472</text:p>
      <text:p text:style-name="Standard"><text:soft-page-break/>18,2.167,2.16,-0.007</text:p>
      <text:p text:style-name="Standard">19,2,2.315,0.315</text:p>
      <text:p text:style-name="Standard">20,3.167,1.406,-1.761</text:p>
      <text:p text:style-name="Standard">21,1.4,1.66,0.26</text:p>
      <text:p text:style-name="Standard">22,2,1.943,-0.057</text:p>
      <text:p text:style-name="Standard">23,1.833,2.532,0.699</text:p>
      <text:p text:style-name="Standard">24,2,1.739,-0.261</text:p>
      <text:p text:style-name="Standard">25,1.75,2.068,0.318</text:p>
      <text:p text:style-name="Standard">26,1.5,1.609,0.109</text:p>
      <text:p text:style-name="Standard">27,1.5,2.638,1.138</text:p>
      <text:p text:style-name="Standard">28,0.833,1.51,0.677</text:p>
      <text:p text:style-name="Standard">29,2,1.519,-0.481</text:p>
      <text:p text:style-name="Standard">30,1.333,2.492,1.159</text:p>
      <text:p text:style-name="Standard">31,1,1.706,0.706</text:p>
      <text:p text:style-name="Standard">32,0.667,1.296,0.63</text:p>
      <text:p text:style-name="Standard">33,3.5,2.265,-1.235</text:p>
      <text:p text:style-name="Standard">34,3.167,2.57,-0.597</text:p>
      <text:p text:style-name="Standard">35,3.25,2.528,-0.722</text:p>
      <text:p text:style-name="Standard">36,1.4,3.157,1.757</text:p>
      <text:p text:style-name="Standard">37,3.667,2.55,-1.116</text:p>
      <text:p text:style-name="Standard">38,0.667,1.187,0.52</text:p>
      <text:p text:style-name="Standard">39,2,1.511,-0.489</text:p>
      <text:p text:style-name="Standard">40,0,1.296,1.296</text:p>
      <text:p text:style-name="Standard">41,0,1.005,1.005</text:p>
      <text:p text:style-name="Standard">42,2.6,3.226,0.626</text:p>
      <text:p text:style-name="Standard">43,0,0.673,0.673</text:p>
      <text:p text:style-name="Standard">44,3,4.244,1.244</text:p>
      <text:p text:style-name="Standard">45,3.667,1.709,-1.957</text:p>
      <text:p text:style-name="Standard">46,1.833,2.381,0.547</text:p>
      <text:p text:style-name="Standard">47,2,1.62,-0.38</text:p>
      <text:p text:style-name="Standard">48,1.2,1.597,0.397</text:p>
      <text:p text:style-name="Standard">49,4.8,2.858,-1.942</text:p>
      <text:p text:style-name="Standard">50,2,2.247,0.247</text:p>
      <text:p text:style-name="Standard">51,0.8,1.665,0.865</text:p>
      <text:p text:style-name="Standard">52,2.2,2.027,-0.173</text:p>
      <text:p text:style-name="Standard">53,1,1.915,0.915</text:p>
      <text:p text:style-name="Standard">54,0.167,1.61,1.443</text:p>
      <text:p text:style-name="Standard">55,0.2,0.807,0.607</text:p>
      <text:p text:style-name="Standard">56,2.167,1.486,-0.681</text:p>
      <text:p text:style-name="Standard">57,1.167,1.762,0.596</text:p>
      <text:p text:style-name="Standard">58,1,1.601,0.601</text:p>
      <text:p text:style-name="Standard">59,1,1.245,0.245</text:p>
      <text:p text:style-name="Standard">60,0.667,1.301,0.634</text:p>
      <text:p text:style-name="Standard">61,2.6,1.939,-0.661</text:p>
      <text:p text:style-name="Standard">62,1.6,1.867,0.267</text:p>
      <text:p text:style-name="Standard">63,1,1.506,0.506</text:p>
      <text:p text:style-name="Standard">64,1,1.941,0.941</text:p>
      <text:p text:style-name="Standard">65,0.5,0.735,0.235</text:p>
      <text:p text:style-name="Standard">66,1,2.439,1.439</text:p>
      <text:p text:style-name="Standard">67,3.6,2.066,-1.534</text:p>
      <text:p text:style-name="Standard">68,3,2.825,-0.175</text:p>
      <text:p text:style-name="Standard"><text:soft-page-break/>69,1.5,1.886,0.386</text:p>
      <text:p text:style-name="Standard">70,0.167,1.254,1.088</text:p>
      <text:p text:style-name="Standard">71,1.4,2.655,1.255</text:p>
      <text:p text:style-name="Standard">72,0.5,2.504,2.004</text:p>
      <text:p text:style-name="Standard">73,1.6,1.799,0.199</text:p>
      <text:p text:style-name="Standard">74,0.333,0.579,0.246</text:p>
      <text:p text:style-name="Standard">75,2.667,1.843,-0.823</text:p>
      <text:p text:style-name="Standard">76,2.333,1.837,-0.496</text:p>
      <text:p text:style-name="Standard">77,0.333,1.82,1.487</text:p>
      <text:p text:style-name="Standard">78,3,1.811,-1.189</text:p>
      <text:p text:style-name="Standard">79,4.2,1.723,-2.477</text:p>
      <text:p text:style-name="Standard">80,3.2,2.948,-0.252</text:p>
      <text:p text:style-name="Standard">81,4.4,2.611,-1.789</text:p>
      <text:p text:style-name="Standard">82,2.333,2.3,-0.033</text:p>
      <text:p text:style-name="Standard">83,3.6,2.291,-1.309</text:p>
      <text:p text:style-name="Standard">84,2.833,2.038,-0.795</text:p>
      <text:p text:style-name="Standard">85,2.5,2.637,0.137</text:p>
      <text:p text:style-name="Standard">86,1.2,1.71,0.51</text:p>
      <text:p text:style-name="Standard">87,0.2,1.155,0.955</text:p>
      <text:p text:style-name="Standard">88,0.833,1.641,0.808</text:p>
      <text:p text:style-name="Standard">89,1.167,1.407,0.24</text:p>
      <text:p text:style-name="Standard">90,3.333,2.319,-1.014</text:p>
      <text:p text:style-name="Standard">91,3.4,1.829,-1.571</text:p>
      <text:p text:style-name="Standard">92,1.6,2.437,0.837</text:p>
      <text:p text:style-name="Standard">93,2,1.121,-0.879</text:p>
      <text:p text:style-name="Standard">94,2.8,2.897,0.097</text:p>
      <text:p text:style-name="Standard">95,1.8,1.836,0.036</text:p>
      <text:p text:style-name="Standard">96,0,1.575,1.575</text:p>
      <text:p text:style-name="Standard">97,0,1.021,1.021</text:p>
      <text:p text:style-name="Standard">98,1.2,2.623,1.423</text:p>
      <text:p text:style-name="Standard">99,1.667,2.778,1.111</text:p>
      <text:p text:style-name="Standard">100,1.667,1.965,0.298</text:p>
      <text:p text:style-name="Standard">1,0,1.39,1.39</text:p>
      <text:p text:style-name="Standard">2,3,2.376,-0.624</text:p>
      <text:p text:style-name="Standard">3,1.833,1.873,0.04</text:p>
      <text:p text:style-name="Standard">4,1.667,1.733,0.066</text:p>
      <text:p text:style-name="Standard">5,1.6,2.065,0.465</text:p>
      <text:p text:style-name="Standard">6,0.8,1.432,0.632</text:p>
      <text:p text:style-name="Standard">7,2.8,2.214,-0.586</text:p>
      <text:p text:style-name="Standard">8,2,1.678,-0.322</text:p>
      <text:p text:style-name="Standard">9,1.4,2.01,0.61</text:p>
      <text:p text:style-name="Standard">10,2.833,2.933,0.1</text:p>
      <text:p text:style-name="Standard">11,3.5,3.435,-0.065</text:p>
      <text:p text:style-name="Standard">12,1.833,2.198,0.365</text:p>
      <text:p text:style-name="Standard">13,2.75,2.457,-0.293</text:p>
      <text:p text:style-name="Standard">14,1.4,2.281,0.881</text:p>
      <text:p text:style-name="Standard">15,3.6,2.906,-0.694</text:p>
      <text:p text:style-name="Standard">16,1.25,2.074,0.824</text:p>
      <text:p text:style-name="Standard">17,1.8,1.975,0.175</text:p>
      <text:p text:style-name="Standard">18,3,3.119,0.119</text:p>
      <text:p text:style-name="Standard">19,2.75,2.975,0.225</text:p>
      <text:p text:style-name="Standard"><text:soft-page-break/>20,2.8,2.239,-0.561</text:p>
      <text:p text:style-name="Standard">21,3.2,2.314,-0.886</text:p>
      <text:p text:style-name="Standard">22,0.6,1.517,0.917</text:p>
      <text:p text:style-name="Standard">23,2.6,1.908,-0.692</text:p>
      <text:p text:style-name="Standard">24,0.75,1.79,1.04</text:p>
      <text:p text:style-name="Standard">25,2.8,1.945,-0.855</text:p>
      <text:p text:style-name="Standard">26,1.5,1.605,0.105</text:p>
      <text:p text:style-name="Standard">27,1,2.605,1.605</text:p>
      <text:p text:style-name="Standard">28,1.5,1.708,0.208</text:p>
      <text:p text:style-name="Standard">29,0.6,2.588,1.988</text:p>
      <text:p text:style-name="Standard">30,1,0.729,-0.271</text:p>
      <text:p text:style-name="Standard">31,1,2.429,1.429</text:p>
      <text:p text:style-name="Standard">32,3.2,2.324,-0.876</text:p>
      <text:p text:style-name="Standard">33,0,1.112,1.112</text:p>
      <text:p text:style-name="Standard">34,1.4,1.96,0.56</text:p>
      <text:p text:style-name="Standard">35,3.8,2.698,-1.102</text:p>
      <text:p text:style-name="Standard">36,2.833,2.503,-0.33</text:p>
      <text:p text:style-name="Standard">37,1.2,2.014,0.814</text:p>
      <text:p text:style-name="Standard">38,1.2,2.53,1.33</text:p>
      <text:p text:style-name="Standard">39,2.6,0.981,-1.619</text:p>
      <text:p text:style-name="Standard">40,2.8,3.004,0.204</text:p>
      <text:p text:style-name="Standard">41,2.4,1.866,-0.534</text:p>
      <text:p text:style-name="Standard">42,0.8,1.794,0.994</text:p>
      <text:p text:style-name="Standard">43,0.5,1.078,0.578</text:p>
      <text:p text:style-name="Standard">44,1.5,1.965,0.465</text:p>
      <text:p text:style-name="Standard">45,2.8,2.351,-0.449</text:p>
      <text:p text:style-name="Standard">46,2,1.042,-0.958</text:p>
      <text:p text:style-name="Standard">47,1.667,2.515,0.848</text:p>
      <text:p text:style-name="Standard">48,3.333,3.462,0.128</text:p>
      <text:p text:style-name="Standard">49,0.6,1.556,0.956</text:p>
      <text:p text:style-name="Standard">50,0,2.263,2.263</text:p>
      <text:p text:style-name="Standard">51,4.167,0.794,-3.373</text:p>
      <text:p text:style-name="Standard">52,0,1.593,1.593</text:p>
      <text:p text:style-name="Standard">53,4.5,1.989,-2.511</text:p>
      <text:p text:style-name="Standard">54,0.8,1.985,1.185</text:p>
      <text:p text:style-name="Standard">55,0.8,1.608,0.808</text:p>
      <text:p text:style-name="Standard">56,0.833,2.048,1.215</text:p>
      <text:p text:style-name="Standard">57,2.333,0.949,-1.384</text:p>
      <text:p text:style-name="Standard">58,2,2.298,0.298</text:p>
      <text:p text:style-name="Standard">59,2,2.345,0.345</text:p>
      <text:p text:style-name="Standard">60,3.5,2.833,-0.667</text:p>
      <text:p text:style-name="Standard">61,2,2.649,0.649</text:p>
      <text:p text:style-name="Standard">62,2.8,2.553,-0.247</text:p>
      <text:p text:style-name="Standard">63,2,2.61,0.61</text:p>
      <text:p text:style-name="Standard">64,1.8,1.632,-0.168</text:p>
      <text:p text:style-name="Standard">65,2.333,2.523,0.19</text:p>
      <text:p text:style-name="Standard">66,2,1.53,-0.47</text:p>
      <text:p text:style-name="Standard">67,4.714,3.538,-1.176</text:p>
      <text:p text:style-name="Standard">68,0,1.825,1.825</text:p>
      <text:p text:style-name="Standard">69,3,3.36,0.36</text:p>
      <text:p text:style-name="Standard">70,0.6,1.376,0.776</text:p>
      <text:p text:style-name="Standard"><text:soft-page-break/>71,0.667,1.911,1.245</text:p>
      <text:p text:style-name="Standard">72,2.5,1.1,-1.4</text:p>
      <text:p text:style-name="Standard">73,2.75,2.458,-0.292</text:p>
      <text:p text:style-name="Standard">74,1.5,2.242,0.742</text:p>
      <text:p text:style-name="Standard">75,1,2.473,1.473</text:p>
      <text:p text:style-name="Standard">76,1,1.763,0.763</text:p>
      <text:p text:style-name="Standard">77,2.6,2.633,0.033</text:p>
      <text:p text:style-name="Standard">78,1.25,1.172,-0.078</text:p>
      <text:p text:style-name="Standard">79,1,1.844,0.844</text:p>
      <text:p text:style-name="Standard">80,0.4,1.8,1.4</text:p>
      <text:p text:style-name="Standard">81,2,1.912,-0.088</text:p>
      <text:p text:style-name="Standard">82,4.333,1.782,-2.552</text:p>
      <text:p text:style-name="Standard">83,1.6,1.342,-0.258</text:p>
      <text:p text:style-name="Standard">84,4.2,2.842,-1.358</text:p>
      <text:p text:style-name="Standard">85,0.2,0.965,0.765</text:p>
      <text:p text:style-name="Standard">86,1.6,1.756,0.156</text:p>
      <text:p text:style-name="Standard">87,0.167,1.901,1.734</text:p>
      <text:p text:style-name="Standard">88,0.667,0.516,-0.15</text:p>
      <text:p text:style-name="Standard">89,3.6,2.492,-1.108</text:p>
      <text:p text:style-name="Standard">90,3,2.734,-0.266</text:p>
      <text:p text:style-name="Standard">91,4.6,2.498,-2.102</text:p>
      <text:p text:style-name="Standard">92,2.8,2.189,-0.611</text:p>
      <text:p text:style-name="Standard">93,1.5,2.334,0.834</text:p>
      <text:p text:style-name="Standard">94,3,2.095,-0.905</text:p>
      <text:p text:style-name="Standard">95,2.167,1.819,-0.348</text:p>
      <text:p text:style-name="Standard">96,1,1.642,0.642</text:p>
      <text:p text:style-name="Standard">97,3.8,3.865,0.065</text:p>
      <text:p text:style-name="Standard">98,1.429,0.471,-0.958</text:p>
      <text:p text:style-name="Standard">99,1.8,1.325,-0.475</text:p>
      <text:p text:style-name="Standard">100,4.2,5.974,1.774</text:p>
      <text:p text:style-name="Standard">1,1.75,1.489,-0.261</text:p>
      <text:p text:style-name="Standard">2,2,1.135,-0.865</text:p>
      <text:p text:style-name="Standard">3,1,1.191,0.191</text:p>
      <text:p text:style-name="Standard">4,2,2.223,0.223</text:p>
      <text:p text:style-name="Standard">5,1.8,2.262,0.462</text:p>
      <text:p text:style-name="Standard">6,2.833,2.216,-0.618</text:p>
      <text:p text:style-name="Standard">7,0,1.044,1.044</text:p>
      <text:p text:style-name="Standard">8,1.4,2.09,0.69</text:p>
      <text:p text:style-name="Standard">9,0.6,0.648,0.048</text:p>
      <text:p text:style-name="Standard">10,3.2,2.617,-0.583</text:p>
      <text:p text:style-name="Standard">11,4.333,2.601,-1.732</text:p>
      <text:p text:style-name="Standard">12,4.2,1.892,-2.308</text:p>
      <text:p text:style-name="Standard">13,5,5.469,0.469</text:p>
      <text:p text:style-name="Standard">14,2,1.153,-0.847</text:p>
      <text:p text:style-name="Standard">15,3.167,1.436,-1.731</text:p>
      <text:p text:style-name="Standard">16,2,2.478,0.478</text:p>
      <text:p text:style-name="Standard">17,2.5,2.141,-0.359</text:p>
      <text:p text:style-name="Standard">18,3.2,1.965,-1.235</text:p>
      <text:p text:style-name="Standard">19,2.4,1.664,-0.736</text:p>
      <text:p text:style-name="Standard">20,1.333,0.662,-0.672</text:p>
      <text:p text:style-name="Standard">21,4.6,1.987,-2.613</text:p>
      <text:p text:style-name="Standard"><text:soft-page-break/>22,3,3.644,0.644</text:p>
      <text:p text:style-name="Standard">23,1.8,2.163,0.363</text:p>
      <text:p text:style-name="Standard">24,1.6,2.786,1.186</text:p>
      <text:p text:style-name="Standard">25,2.4,2.273,-0.127</text:p>
      <text:p text:style-name="Standard">26,4.4,1.979,-2.421</text:p>
      <text:p text:style-name="Standard">27,3.4,2.396,-1.004</text:p>
      <text:p text:style-name="Standard">28,1.4,1.847,0.447</text:p>
      <text:p text:style-name="Standard">29,2.2,2.396,0.196</text:p>
      <text:p text:style-name="Standard">30,1.6,1.427,-0.173</text:p>
      <text:p text:style-name="Standard">31,1.6,2.047,0.447</text:p>
      <text:p text:style-name="Standard">32,1.8,1.617,-0.183</text:p>
      <text:p text:style-name="Standard">33,0.6,1.369,0.769</text:p>
      <text:p text:style-name="Standard">34,1,1.975,0.975</text:p>
      <text:p text:style-name="Standard">35,4,2.062,-1.938</text:p>
      <text:p text:style-name="Standard">36,1.167,1.659,0.492</text:p>
      <text:p text:style-name="Standard">37,2.25,2.64,0.39</text:p>
      <text:p text:style-name="Standard">38,3.4,1.695,-1.705</text:p>
      <text:p text:style-name="Standard">39,1.167,2.181,1.014</text:p>
      <text:p text:style-name="Standard">40,3.75,2.428,-1.322</text:p>
      <text:p text:style-name="Standard">41,4.667,1.612,-3.055</text:p>
      <text:p text:style-name="Standard">42,0,0.953,0.953</text:p>
      <text:p text:style-name="Standard">43,1.4,1.896,0.496</text:p>
      <text:p text:style-name="Standard">44,3.4,2.783,-0.617</text:p>
      <text:p text:style-name="Standard">45,4,2.202,-1.798</text:p>
      <text:p text:style-name="Standard">46,1.5,1.915,0.415</text:p>
      <text:p text:style-name="Standard">47,4.2,1.663,-2.537</text:p>
      <text:p text:style-name="Standard">48,3.167,2.312,-0.855</text:p>
      <text:p text:style-name="Standard">49,2.5,1.936,-0.564</text:p>
      <text:p text:style-name="Standard">50,2,2.559,0.559</text:p>
      <text:p text:style-name="Standard">51,3.2,1.273,-1.927</text:p>
      <text:p text:style-name="Standard">52,2.2,1.832,-0.368</text:p>
      <text:p text:style-name="Standard">53,1.167,1.782,0.616</text:p>
      <text:p text:style-name="Standard">54,2,1.768,-0.232</text:p>
      <text:p text:style-name="Standard">55,1.2,0.596,-0.604</text:p>
      <text:p text:style-name="Standard">56,4.4,2.45,-1.95</text:p>
      <text:p text:style-name="Standard">57,2,1.699,-0.301</text:p>
      <text:p text:style-name="Standard">58,0.75,1.395,0.645</text:p>
      <text:p text:style-name="Standard">59,2.5,2.675,0.175</text:p>
      <text:p text:style-name="Standard">60,2,3.082,1.082</text:p>
      <text:p text:style-name="Standard">61,0.167,1.694,1.528</text:p>
      <text:p text:style-name="Standard">62,1.167,1.518,0.351</text:p>
      <text:p text:style-name="Standard">63,0,2.858,2.858</text:p>
      <text:p text:style-name="Standard">64,4.167,3.798,-0.369</text:p>
      <text:p text:style-name="Standard">65,2.667,1.715,-0.951</text:p>
      <text:p text:style-name="Standard">66,2,1.352,-0.648</text:p>
      <text:p text:style-name="Standard">67,2,2.643,0.643</text:p>
      <text:p text:style-name="Standard">68,1,1.775,0.775</text:p>
      <text:p text:style-name="Standard">69,3.8,2.479,-1.321</text:p>
      <text:p text:style-name="Standard">70,2.2,1.744,-0.456</text:p>
      <text:p text:style-name="Standard">71,3,2.221,-0.779</text:p>
      <text:p text:style-name="Standard">72,4.2,1.908,-2.292</text:p>
      <text:p text:style-name="Standard"><text:soft-page-break/>73,2.833,2.568,-0.265</text:p>
      <text:p text:style-name="Standard">74,3.833,1.706,-2.128</text:p>
      <text:p text:style-name="Standard">75,1.8,1.526,-0.274</text:p>
      <text:p text:style-name="Standard">76,0.8,0.965,0.165</text:p>
      <text:p text:style-name="Standard">77,1.333,1.766,0.433</text:p>
      <text:p text:style-name="Standard">78,0.5,2.052,1.552</text:p>
      <text:p text:style-name="Standard">79,2.833,2.355,-0.478</text:p>
      <text:p text:style-name="Standard">80,2,1.298,-0.702</text:p>
      <text:p text:style-name="Standard">81,2,1.326,-0.674</text:p>
      <text:p text:style-name="Standard">82,3,2.609,-0.391</text:p>
      <text:p text:style-name="Standard">83,4.2,3.305,-0.895</text:p>
      <text:p text:style-name="Standard">84,0,1.212,1.212</text:p>
      <text:p text:style-name="Standard">85,0.167,1.61,1.444</text:p>
      <text:p text:style-name="Standard">86,0.25,1.55,1.3</text:p>
      <text:p text:style-name="Standard">87,1.8,1.493,-0.307</text:p>
      <text:p text:style-name="Standard">88,0.5,1.57,1.07</text:p>
      <text:p text:style-name="Standard">89,2.667,2.448,-0.219</text:p>
      <text:p text:style-name="Standard">90,0.833,1.456,0.623</text:p>
      <text:p text:style-name="Standard">91,3,2.185,-0.815</text:p>
      <text:p text:style-name="Standard">92,1.4,2.214,0.814</text:p>
      <text:p text:style-name="Standard">93,2.333,2.029,-0.304</text:p>
      <text:p text:style-name="Standard">94,1.5,1.956,0.456</text:p>
      <text:p text:style-name="Standard">95,3.667,2.169,-1.498</text:p>
      <text:p text:style-name="Standard">96,0,1.192,1.192</text:p>
      <text:p text:style-name="Standard">97,1.2,1.809,0.609</text:p>
      <text:p text:style-name="Standard">98,3,2.519,-0.481</text:p>
      <text:p text:style-name="Standard">99,4.2,1.85,-2.35</text:p>
      <text:p text:style-name="Standard">100,0.6,1.93,1.33</text:p>
      <text:p text:style-name="Standard">1,4,2.135,-1.865</text:p>
      <text:p text:style-name="Standard">2,2.6,1.955,-0.645</text:p>
      <text:p text:style-name="Standard">3,1.4,1.843,0.443</text:p>
      <text:p text:style-name="Standard">4,1.333,2.279,0.945</text:p>
      <text:p text:style-name="Standard">5,1.8,1.407,-0.393</text:p>
      <text:p text:style-name="Standard">6,2.833,1.409,-1.424</text:p>
      <text:p text:style-name="Standard">7,2.2,2.277,0.077</text:p>
      <text:p text:style-name="Standard">8,2.5,1.963,-0.537</text:p>
      <text:p text:style-name="Standard">9,0.167,1.016,0.849</text:p>
      <text:p text:style-name="Standard">10,0.167,0.886,0.719</text:p>
      <text:p text:style-name="Standard">11,1.5,1.854,0.354</text:p>
      <text:p text:style-name="Standard">12,1.2,1.799,0.599</text:p>
      <text:p text:style-name="Standard">13,1.667,1.709,0.043</text:p>
      <text:p text:style-name="Standard">14,0.6,2.014,1.414</text:p>
      <text:p text:style-name="Standard">15,1.4,1.525,0.125</text:p>
      <text:p text:style-name="Standard">16,2.2,2.2,0</text:p>
      <text:p text:style-name="Standard">17,4,2.995,-1.005</text:p>
      <text:p text:style-name="Standard">18,0.667,1.444,0.777</text:p>
      <text:p text:style-name="Standard">19,1.333,2.457,1.124</text:p>
      <text:p text:style-name="Standard">20,4.167,3.978,-0.189</text:p>
      <text:p text:style-name="Standard">21,0.6,1.605,1.005</text:p>
      <text:p text:style-name="Standard">22,0.667,1.959,1.293</text:p>
      <text:p text:style-name="Standard">23,1.667,1.856,0.19</text:p>
      <text:p text:style-name="Standard"><text:soft-page-break/>24,3,2.255,-0.745</text:p>
      <text:p text:style-name="Standard">25,0.667,1.134,0.468</text:p>
      <text:p text:style-name="Standard">26,1,1.718,0.718</text:p>
      <text:p text:style-name="Standard">27,1.167,1.84,0.673</text:p>
      <text:p text:style-name="Standard">28,3.333,3.474,0.141</text:p>
      <text:p text:style-name="Standard">29,3.333,3.83,0.496</text:p>
      <text:p text:style-name="Standard">30,1,2.625,1.625</text:p>
      <text:p text:style-name="Standard">31,3.167,2.226,-0.941</text:p>
      <text:p text:style-name="Standard">32,1.6,2.249,0.649</text:p>
      <text:p text:style-name="Standard">33,3.25,2.054,-1.196</text:p>
      <text:p text:style-name="Standard">34,2,2.108,0.108</text:p>
      <text:p text:style-name="Standard">35,1.8,2.219,0.419</text:p>
      <text:p text:style-name="Standard">36,1.25,1.591,0.341</text:p>
      <text:p text:style-name="Standard">37,0.667,1.238,0.571</text:p>
      <text:p text:style-name="Standard">38,0.4,2.227,1.827</text:p>
      <text:p text:style-name="Standard">39,1.6,1.614,0.014</text:p>
      <text:p text:style-name="Standard">40,1.2,2.03,0.83</text:p>
      <text:p text:style-name="Standard">41,0.5,1.826,1.326</text:p>
      <text:p text:style-name="Standard">42,2.833,2.546,-0.288</text:p>
      <text:p text:style-name="Standard">43,1.25,2.001,0.751</text:p>
      <text:p text:style-name="Standard">44,0.4,1.809,1.409</text:p>
      <text:p text:style-name="Standard">45,4.6,2.301,-2.299</text:p>
      <text:p text:style-name="Standard">46,3.667,2.638,-1.029</text:p>
      <text:p text:style-name="Standard">47,0.2,1.445,1.245</text:p>
      <text:p text:style-name="Standard">48,4.5,2.426,-2.074</text:p>
      <text:p text:style-name="Standard">49,1.333,1.211,-0.123</text:p>
      <text:p text:style-name="Standard">50,0.4,1.368,0.968</text:p>
      <text:p text:style-name="Standard">51,4.429,1.34,-3.089</text:p>
      <text:p text:style-name="Standard">52,2.667,2.134,-0.532</text:p>
      <text:p text:style-name="Standard">53,1.6,1.881,0.281</text:p>
      <text:p text:style-name="Standard">54,1,1.964,0.964</text:p>
      <text:p text:style-name="Standard">55,1,1.7,0.7</text:p>
      <text:p text:style-name="Standard">56,2.5,2.849,0.349</text:p>
      <text:p text:style-name="Standard">57,0.2,1.218,1.018</text:p>
      <text:p text:style-name="Standard">58,2,2.07,0.07</text:p>
      <text:p text:style-name="Standard">59,1.333,2.335,1.002</text:p>
      <text:p text:style-name="Standard">60,2.5,2.678,0.178</text:p>
      <text:p text:style-name="Standard">61,3.333,2.246,-1.088</text:p>
      <text:p text:style-name="Standard">62,2,1.401,-0.599</text:p>
      <text:p text:style-name="Standard">63,2.6,2.087,-0.513</text:p>
      <text:p text:style-name="Standard">64,2.4,2.414,0.014</text:p>
      <text:p text:style-name="Standard">65,0.4,1.279,0.879</text:p>
      <text:p text:style-name="Standard">66,0.167,1.274,1.107</text:p>
      <text:p text:style-name="Standard">67,1.6,2.86,1.26</text:p>
      <text:p text:style-name="Standard">68,1.714,2.215,0.501</text:p>
      <text:p text:style-name="Standard">69,2.25,2.155,-0.095</text:p>
      <text:p text:style-name="Standard">70,2,1.855,-0.145</text:p>
      <text:p text:style-name="Standard">71,1.25,2.98,1.73</text:p>
      <text:p text:style-name="Standard">72,0,1.022,1.022</text:p>
      <text:p text:style-name="Standard">73,1,1.591,0.591</text:p>
      <text:p text:style-name="Standard">74,1,2.488,1.488</text:p>
      <text:p text:style-name="Standard"><text:soft-page-break/>75,2.4,3.509,1.109</text:p>
      <text:p text:style-name="Standard">76,1,1.72,0.72</text:p>
      <text:p text:style-name="Standard">77,4.2,2.422,-1.778</text:p>
      <text:p text:style-name="Standard">78,0,1.477,1.477</text:p>
      <text:p text:style-name="Standard">79,2,2.683,0.683</text:p>
      <text:p text:style-name="Standard">80,1.5,1.98,0.48</text:p>
      <text:p text:style-name="Standard">81,3,3.099,0.099</text:p>
      <text:p text:style-name="Standard">82,0.6,1.657,1.057</text:p>
      <text:p text:style-name="Standard">83,3.667,1.934,-1.732</text:p>
      <text:p text:style-name="Standard">84,2.8,1.505,-1.295</text:p>
      <text:p text:style-name="Standard">85,1,2.058,1.058</text:p>
      <text:p text:style-name="Standard">86,0.333,1.666,1.333</text:p>
      <text:p text:style-name="Standard">87,4.5,2.852,-1.648</text:p>
      <text:p text:style-name="Standard">88,3,2.656,-0.344</text:p>
      <text:p text:style-name="Standard">89,1.167,2.514,1.348</text:p>
      <text:p text:style-name="Standard">90,1.4,1.537,0.137</text:p>
      <text:p text:style-name="Standard">91,1.2,0.358,-0.842</text:p>
      <text:p text:style-name="Standard">92,0.286,1.888,1.602</text:p>
      <text:p text:style-name="Standard">93,2.4,2.144,-0.256</text:p>
      <text:p text:style-name="Standard">94,2.2,0.715,-1.485</text:p>
      <text:p text:style-name="Standard">95,1.2,2.074,0.874</text:p>
      <text:p text:style-name="Standard">96,0.2,1.174,0.974</text:p>
      <text:p text:style-name="Standard">97,1.6,1.85,0.25</text:p>
      <text:p text:style-name="Standard">98,1.75,2.116,0.366</text:p>
      <text:p text:style-name="Standard">99,0.833,1.545,0.711</text:p>
      <text:p text:style-name="Standard">100,2.25,1.298,-0.952</text:p>
      <text:p text:style-name="Standard">1,1.5,2.36,0.86</text:p>
      <text:p text:style-name="Standard">2,5,2.459,-2.541</text:p>
      <text:p text:style-name="Standard">3,1.833,1.802,-0.032</text:p>
      <text:p text:style-name="Standard">4,3,3.111,0.111</text:p>
      <text:p text:style-name="Standard">5,2.667,3.545,0.879</text:p>
      <text:p text:style-name="Standard">6,1,1.807,0.807</text:p>
      <text:p text:style-name="Standard">7,1.833,2.079,0.246</text:p>
      <text:p text:style-name="Standard">8,2.6,1.904,-0.696</text:p>
      <text:p text:style-name="Standard">9,3,2.618,-0.382</text:p>
      <text:p text:style-name="Standard">10,2.8,2.067,-0.733</text:p>
      <text:p text:style-name="Standard">11,1.75,2.896,1.146</text:p>
      <text:p text:style-name="Standard">12,4.5,5.302,0.802</text:p>
      <text:p text:style-name="Standard">13,3.4,1.877,-1.523</text:p>
      <text:p text:style-name="Standard">14,2.2,2.223,0.023</text:p>
      <text:p text:style-name="Standard">15,4.333,1.973,-2.361</text:p>
      <text:p text:style-name="Standard">16,2.75,1.003,-1.747</text:p>
      <text:p text:style-name="Standard">17,1.8,2.265,0.465</text:p>
      <text:p text:style-name="Standard">18,3,1.532,-1.468</text:p>
      <text:p text:style-name="Standard">19,0.2,1.388,1.188</text:p>
      <text:p text:style-name="Standard">20,3.5,1.851,-1.649</text:p>
      <text:p text:style-name="Standard">21,1.333,2.207,0.873</text:p>
      <text:p text:style-name="Standard">22,2.6,2.118,-0.482</text:p>
      <text:p text:style-name="Standard">23,3,2.616,-0.384</text:p>
      <text:p text:style-name="Standard">24,3.75,1.541,-2.209</text:p>
      <text:p text:style-name="Standard">25,3.6,1.567,-2.033</text:p>
      <text:p text:style-name="Standard"><text:soft-page-break/>26,4,1.53,-2.47</text:p>
      <text:p text:style-name="Standard">27,1.667,1.866,0.199</text:p>
      <text:p text:style-name="Standard">28,3.333,2.647,-0.686</text:p>
      <text:p text:style-name="Standard">29,3.6,1.85,-1.75</text:p>
      <text:p text:style-name="Standard">30,0.6,1.558,0.958</text:p>
      <text:p text:style-name="Standard">31,2.6,1.524,-1.076</text:p>
      <text:p text:style-name="Standard">32,3.167,2.025,-1.142</text:p>
      <text:p text:style-name="Standard">33,3.833,1.321,-2.512</text:p>
      <text:p text:style-name="Standard">34,2.8,1.973,-0.827</text:p>
      <text:p text:style-name="Standard">35,1.2,0.91,-0.29</text:p>
      <text:p text:style-name="Standard">36,0.6,1.565,0.965</text:p>
      <text:p text:style-name="Standard">37,1.4,2.005,0.605</text:p>
      <text:p text:style-name="Standard">38,2.25,1.398,-0.852</text:p>
      <text:p text:style-name="Standard">39,0.333,1.787,1.454</text:p>
      <text:p text:style-name="Standard">40,3.167,2.603,-0.564</text:p>
      <text:p text:style-name="Standard">41,1.667,1.411,-0.256</text:p>
      <text:p text:style-name="Standard">42,2.8,2.743,-0.057</text:p>
      <text:p text:style-name="Standard">43,4.6,3.978,-0.622</text:p>
      <text:p text:style-name="Standard">44,2,2.245,0.245</text:p>
      <text:p text:style-name="Standard">45,1,1.743,0.743</text:p>
      <text:p text:style-name="Standard">46,1,1.74,0.74</text:p>
      <text:p text:style-name="Standard">47,1.75,1.539,-0.211</text:p>
      <text:p text:style-name="Standard">48,1.8,1.751,-0.049</text:p>
      <text:p text:style-name="Standard">49,2.25,0.905,-1.345</text:p>
      <text:p text:style-name="Standard">50,0.4,1.045,0.645</text:p>
      <text:p text:style-name="Standard">51,0.75,1.778,1.028</text:p>
      <text:p text:style-name="Standard">52,2.8,1.917,-0.883</text:p>
      <text:p text:style-name="Standard">53,1.75,0.594,-1.156</text:p>
      <text:p text:style-name="Standard">54,1.167,1.552,0.385</text:p>
      <text:p text:style-name="Standard">55,3.333,1.906,-1.427</text:p>
      <text:p text:style-name="Standard">56,2,2.805,0.805</text:p>
      <text:p text:style-name="Standard">57,2.167,1.373,-0.793</text:p>
      <text:p text:style-name="Standard">58,0,0.933,0.933</text:p>
      <text:p text:style-name="Standard">59,1.167,2.303,1.137</text:p>
      <text:p text:style-name="Standard">60,0.2,0.987,0.787</text:p>
      <text:p text:style-name="Standard">61,3,2.516,-0.484</text:p>
      <text:p text:style-name="Standard">62,2.833,1.824,-1.009</text:p>
      <text:p text:style-name="Standard">63,3.4,3.242,-0.158</text:p>
      <text:p text:style-name="Standard">64,0,0.91,0.91</text:p>
      <text:p text:style-name="Standard">65,0.4,1.24,0.84</text:p>
      <text:p text:style-name="Standard">66,0.8,1.536,0.736</text:p>
      <text:p text:style-name="Standard">67,2.5,2.648,0.148</text:p>
      <text:p text:style-name="Standard">68,2.25,1.859,-0.391</text:p>
      <text:p text:style-name="Standard">69,3.8,2.546,-1.254</text:p>
      <text:p text:style-name="Standard">70,2.6,2.069,-0.531</text:p>
      <text:p text:style-name="Standard">71,1.5,2.325,0.825</text:p>
      <text:p text:style-name="Standard">72,1,1.814,0.814</text:p>
      <text:p text:style-name="Standard">73,3.833,2.204,-1.629</text:p>
      <text:p text:style-name="Standard">74,2.2,2.547,0.347</text:p>
      <text:p text:style-name="Standard">75,1,2.692,1.692</text:p>
      <text:p text:style-name="Standard">76,0.333,1.682,1.349</text:p>
      <text:p text:style-name="Standard"><text:soft-page-break/>77,3.4,3.523,0.123</text:p>
      <text:p text:style-name="Standard">78,3,1.967,-1.033</text:p>
      <text:p text:style-name="Standard">79,1.4,2.474,1.074</text:p>
      <text:p text:style-name="Standard">80,1.75,0.956,-0.794</text:p>
      <text:p text:style-name="Standard">81,1.75,0.969,-0.781</text:p>
      <text:p text:style-name="Standard">82,0.8,1.968,1.168</text:p>
      <text:p text:style-name="Standard">83,2.2,1.246,-0.954</text:p>
      <text:p text:style-name="Standard">84,2,2.111,0.111</text:p>
      <text:p text:style-name="Standard">85,2,2.717,0.717</text:p>
      <text:p text:style-name="Standard">86,2.4,3.062,0.662</text:p>
      <text:p text:style-name="Standard">87,0,1.841,1.841</text:p>
      <text:p text:style-name="Standard">88,2.5,2.095,-0.405</text:p>
      <text:p text:style-name="Standard">89,1.75,0.926,-0.824</text:p>
      <text:p text:style-name="Standard">90,2.8,2.781,-0.019</text:p>
      <text:p text:style-name="Standard">91,0,1.183,1.183</text:p>
      <text:p text:style-name="Standard">92,1.5,2.195,0.695</text:p>
      <text:p text:style-name="Standard">93,1.8,0.822,-0.978</text:p>
      <text:p text:style-name="Standard">94,1,1.565,0.565</text:p>
      <text:p text:style-name="Standard">95,1.667,2.098,0.431</text:p>
      <text:p text:style-name="Standard">96,1,2.796,1.796</text:p>
      <text:p text:style-name="Standard">97,0.2,1.854,1.654</text:p>
      <text:p text:style-name="Standard">98,1.6,2.08,0.48</text:p>
      <text:p text:style-name="Standard">99,1.2,2.466,1.266</text:p>
      <text:p text:style-name="Standard">100,2.8,2.26,-0.54</text:p>
      <text:p text:style-name="Standard">1,3.5,2.142,-1.358</text:p>
      <text:p text:style-name="Standard">2,1.333,1.48,0.146</text:p>
      <text:p text:style-name="Standard">3,2.8,1.365,-1.435</text:p>
      <text:p text:style-name="Standard">4,1.6,2.218,0.618</text:p>
      <text:p text:style-name="Standard">5,1.4,1.69,0.29</text:p>
      <text:p text:style-name="Standard">6,2.6,2.745,0.145</text:p>
      <text:p text:style-name="Standard">7,0.25,1.74,1.49</text:p>
      <text:p text:style-name="Standard">8,0,1.244,1.244</text:p>
      <text:p text:style-name="Standard">9,1.667,1.986,0.32</text:p>
      <text:p text:style-name="Standard">10,0.333,0.616,0.283</text:p>
      <text:p text:style-name="Standard">11,2,2.862,0.862</text:p>
      <text:p text:style-name="Standard">12,2.75,2.37,-0.38</text:p>
      <text:p text:style-name="Standard">13,2.2,2.233,0.033</text:p>
      <text:p text:style-name="Standard">14,4.6,2.309,-2.291</text:p>
      <text:p text:style-name="Standard">15,2.167,2.006,-0.161</text:p>
      <text:p text:style-name="Standard">16,1.2,1.419,0.219</text:p>
      <text:p text:style-name="Standard">17,1.6,2.077,0.477</text:p>
      <text:p text:style-name="Standard">18,2.25,1.449,-0.801</text:p>
      <text:p text:style-name="Standard">19,0.8,1.406,0.606</text:p>
      <text:p text:style-name="Standard">20,0,1.916,1.916</text:p>
      <text:p text:style-name="Standard">21,1.2,2.174,0.974</text:p>
      <text:p text:style-name="Standard">22,2.8,2.279,-0.521</text:p>
      <text:p text:style-name="Standard">23,3,2.243,-0.757</text:p>
      <text:p text:style-name="Standard">24,4.8,2.735,-2.065</text:p>
      <text:p text:style-name="Standard">25,1.833,1.502,-0.331</text:p>
      <text:p text:style-name="Standard">26,0.333,1.243,0.91</text:p>
      <text:p text:style-name="Standard">27,1.25,2.058,0.808</text:p>
      <text:p text:style-name="Standard"><text:soft-page-break/>28,1.6,1.776,0.176</text:p>
      <text:p text:style-name="Standard">29,1.2,2.275,1.075</text:p>
      <text:p text:style-name="Standard">30,3.2,1.737,-1.463</text:p>
      <text:p text:style-name="Standard">31,0.6,1.559,0.959</text:p>
      <text:p text:style-name="Standard">32,2.8,2.069,-0.731</text:p>
      <text:p text:style-name="Standard">33,2.4,1.497,-0.903</text:p>
      <text:p text:style-name="Standard">34,1.4,1.354,-0.046</text:p>
      <text:p text:style-name="Standard">35,0.5,1.564,1.064</text:p>
      <text:p text:style-name="Standard">36,3.4,1.95,-1.45</text:p>
      <text:p text:style-name="Standard">37,0.2,0.91,0.71</text:p>
      <text:p text:style-name="Standard">38,2.333,1.251,-1.082</text:p>
      <text:p text:style-name="Standard">39,1.6,1.958,0.358</text:p>
      <text:p text:style-name="Standard">40,2.8,1.604,-1.196</text:p>
      <text:p text:style-name="Standard">41,0.6,1.739,1.139</text:p>
      <text:p text:style-name="Standard">42,0.2,2.062,1.862</text:p>
      <text:p text:style-name="Standard">43,3.333,1.636,-1.697</text:p>
      <text:p text:style-name="Standard">44,1.667,2.877,1.21</text:p>
      <text:p text:style-name="Standard">45,2.8,2.057,-0.743</text:p>
      <text:p text:style-name="Standard">46,3.333,3.907,0.574</text:p>
      <text:p text:style-name="Standard">47,2.4,2.954,0.554</text:p>
      <text:p text:style-name="Standard">48,0.5,1.01,0.51</text:p>
      <text:p text:style-name="Standard">49,1.4,1.465,0.065</text:p>
      <text:p text:style-name="Standard">50,1.2,1.779,0.579</text:p>
      <text:p text:style-name="Standard">51,2.4,2.454,0.054</text:p>
      <text:p text:style-name="Standard">52,4,2.29,-1.71</text:p>
      <text:p text:style-name="Standard">53,2.167,1.5,-0.667</text:p>
      <text:p text:style-name="Standard">54,1.5,1.613,0.113</text:p>
      <text:p text:style-name="Standard">55,2,1.658,-0.342</text:p>
      <text:p text:style-name="Standard">56,1.6,2.127,0.527</text:p>
      <text:p text:style-name="Standard">57,2.2,2.119,-0.081</text:p>
      <text:p text:style-name="Standard">58,3.75,1.008,-2.742</text:p>
      <text:p text:style-name="Standard">59,0.333,0.981,0.648</text:p>
      <text:p text:style-name="Standard">60,1.667,1.249,-0.418</text:p>
      <text:p text:style-name="Standard">61,1.5,0.902,-0.598</text:p>
      <text:p text:style-name="Standard">62,0,2.103,2.103</text:p>
      <text:p text:style-name="Standard">63,1,1.395,0.395</text:p>
      <text:p text:style-name="Standard">64,2.833,2.349,-0.484</text:p>
      <text:p text:style-name="Standard">65,1.833,1.644,-0.19</text:p>
      <text:p text:style-name="Standard">66,2,2.815,0.815</text:p>
      <text:p text:style-name="Standard">67,1.6,2.007,0.407</text:p>
      <text:p text:style-name="Standard">68,4.2,1.361,-2.839</text:p>
      <text:p text:style-name="Standard">69,2.2,2.049,-0.151</text:p>
      <text:p text:style-name="Standard">70,3.4,3.089,-0.311</text:p>
      <text:p text:style-name="Standard">71,2,2.496,0.496</text:p>
      <text:p text:style-name="Standard">72,3.167,3.491,0.325</text:p>
      <text:p text:style-name="Standard">73,3.833,2.346,-1.488</text:p>
      <text:p text:style-name="Standard">74,0.833,0.183,-0.651</text:p>
      <text:p text:style-name="Standard">75,1.4,1.339,-0.061</text:p>
      <text:p text:style-name="Standard">76,2.2,1.415,-0.785</text:p>
      <text:p text:style-name="Standard">77,1.167,2.201,1.034</text:p>
      <text:p text:style-name="Standard">78,2.5,2.129,-0.371</text:p>
      <text:p text:style-name="Standard"><text:soft-page-break/>79,0.4,1.682,1.282</text:p>
      <text:p text:style-name="Standard">80,4.333,3.028,-1.305</text:p>
      <text:p text:style-name="Standard">81,1.5,0.718,-0.782</text:p>
      <text:p text:style-name="Standard">82,0.2,1.066,0.866</text:p>
      <text:p text:style-name="Standard">83,0.6,0.763,0.163</text:p>
      <text:p text:style-name="Standard">84,3.833,3.093,-0.741</text:p>
      <text:p text:style-name="Standard">85,1.4,1.871,0.471</text:p>
      <text:p text:style-name="Standard">86,0,0.961,0.961</text:p>
      <text:p text:style-name="Standard">87,2.4,2.752,0.352</text:p>
      <text:p text:style-name="Standard">88,1.167,1.413,0.247</text:p>
      <text:p text:style-name="Standard">89,1.143,2.467,1.324</text:p>
      <text:p text:style-name="Standard">90,1.167,1.276,0.11</text:p>
      <text:p text:style-name="Standard">91,1,2.145,1.145</text:p>
      <text:p text:style-name="Standard">92,0.6,1.946,1.346</text:p>
      <text:p text:style-name="Standard">93,0,0.829,0.829</text:p>
      <text:p text:style-name="Standard">94,2.8,2.049,-0.751</text:p>
      <text:p text:style-name="Standard">95,3,1.358,-1.642</text:p>
      <text:p text:style-name="Standard">96,3.8,1.931,-1.869</text:p>
      <text:p text:style-name="Standard">97,1.5,0.895,-0.605</text:p>
      <text:p text:style-name="Standard">98,2,2.191,0.191</text:p>
      <text:p text:style-name="Standard">99,3.333,2.365,-0.968</text:p>
      <text:p text:style-name="Standard">100,1.5,1.879,0.379</text:p>
      <text:p text:style-name="Standard">1,3.833,2.305,-1.529</text:p>
      <text:p text:style-name="Standard">2,1.833,1.764,-0.07</text:p>
      <text:p text:style-name="Standard">3,0.429,1.313,0.885</text:p>
      <text:p text:style-name="Standard">4,2.667,2.992,0.326</text:p>
      <text:p text:style-name="Standard">5,1.2,1.935,0.735</text:p>
      <text:p text:style-name="Standard">6,2,1.865,-0.135</text:p>
      <text:p text:style-name="Standard">7,3.6,2.112,-1.488</text:p>
      <text:p text:style-name="Standard">8,0.6,1.506,0.906</text:p>
      <text:p text:style-name="Standard">9,3.75,2.384,-1.366</text:p>
      <text:p text:style-name="Standard">10,5,2.309,-2.691</text:p>
      <text:p text:style-name="Standard">11,1.8,1.631,-0.169</text:p>
      <text:p text:style-name="Standard">12,4.4,1.115,-3.285</text:p>
      <text:p text:style-name="Standard">13,1.6,2.054,0.454</text:p>
      <text:p text:style-name="Standard">14,2.2,1.936,-0.264</text:p>
      <text:p text:style-name="Standard">15,0.167,1.002,0.835</text:p>
      <text:p text:style-name="Standard">16,1.75,1.882,0.132</text:p>
      <text:p text:style-name="Standard">17,1.6,1.874,0.274</text:p>
      <text:p text:style-name="Standard">18,1.4,2.459,1.059</text:p>
      <text:p text:style-name="Standard">19,3.333,4.093,0.76</text:p>
      <text:p text:style-name="Standard">20,1.6,2.507,0.907</text:p>
      <text:p text:style-name="Standard">21,1.2,0.829,-0.371</text:p>
      <text:p text:style-name="Standard">22,1.8,1.783,-0.017</text:p>
      <text:p text:style-name="Standard">23,1.75,1.918,0.168</text:p>
      <text:p text:style-name="Standard">24,3.2,1.503,-1.697</text:p>
      <text:p text:style-name="Standard">25,0.25,0.796,0.546</text:p>
      <text:p text:style-name="Standard">26,0.167,1.591,1.424</text:p>
      <text:p text:style-name="Standard">27,3.2,1.893,-1.307</text:p>
      <text:p text:style-name="Standard">28,0.667,1.915,1.248</text:p>
      <text:p text:style-name="Standard">29,1.6,2.691,1.091</text:p>
      <text:p text:style-name="Standard"><text:soft-page-break/>30,1.2,1.475,0.275</text:p>
      <text:p text:style-name="Standard">31,1.25,2.282,1.032</text:p>
      <text:p text:style-name="Standard">32,1.8,2.628,0.828</text:p>
      <text:p text:style-name="Standard">33,1.667,2.596,0.929</text:p>
      <text:p text:style-name="Standard">34,1,2.905,1.905</text:p>
      <text:p text:style-name="Standard">35,1.4,2.174,0.774</text:p>
      <text:p text:style-name="Standard">36,1,0.969,-0.031</text:p>
      <text:p text:style-name="Standard">37,3.167,2.644,-0.523</text:p>
      <text:p text:style-name="Standard">38,2.2,3.452,1.252</text:p>
      <text:p text:style-name="Standard">39,0,1.287,1.287</text:p>
      <text:p text:style-name="Standard">40,2.333,2.433,0.1</text:p>
      <text:p text:style-name="Standard">41,3,3.265,0.265</text:p>
      <text:p text:style-name="Standard">42,1,1.355,0.355</text:p>
      <text:p text:style-name="Standard">43,0.4,1.738,1.338</text:p>
      <text:p text:style-name="Standard">44,3.167,2.184,-0.983</text:p>
      <text:p text:style-name="Standard">45,0.6,2.182,1.582</text:p>
      <text:p text:style-name="Standard">46,2.4,1.187,-1.213</text:p>
      <text:p text:style-name="Standard">47,4.5,2.392,-2.108</text:p>
      <text:p text:style-name="Standard">48,1.2,2.387,1.187</text:p>
      <text:p text:style-name="Standard">49,1,1.453,0.453</text:p>
      <text:p text:style-name="Standard">50,2.333,1.376,-0.957</text:p>
      <text:p text:style-name="Standard">51,0.25,1.208,0.958</text:p>
      <text:p text:style-name="Standard">52,2.4,1.736,-0.664</text:p>
      <text:p text:style-name="Standard">53,2.429,1.501,-0.928</text:p>
      <text:p text:style-name="Standard">54,3.2,3.027,-0.173</text:p>
      <text:p text:style-name="Standard">55,2,2.25,0.25</text:p>
      <text:p text:style-name="Standard">56,1.5,1.797,0.297</text:p>
      <text:p text:style-name="Standard">57,1.4,1.915,0.515</text:p>
      <text:p text:style-name="Standard">58,1.667,1.939,0.273</text:p>
      <text:p text:style-name="Standard">59,0.6,1.546,0.946</text:p>
      <text:p text:style-name="Standard">60,3.8,2.866,-0.934</text:p>
      <text:p text:style-name="Standard">61,2.8,2.629,-0.171</text:p>
      <text:p text:style-name="Standard">62,1.167,1.645,0.479</text:p>
      <text:p text:style-name="Standard">63,0.5,1.478,0.978</text:p>
      <text:p text:style-name="Standard">64,3.833,3.229,-0.604</text:p>
      <text:p text:style-name="Standard">65,3.2,1.827,-1.373</text:p>
      <text:p text:style-name="Standard">66,3,2.396,-0.604</text:p>
      <text:p text:style-name="Standard">67,0.6,1.63,1.03</text:p>
      <text:p text:style-name="Standard">68,2,1.964,-0.036</text:p>
      <text:p text:style-name="Standard">69,3,2,-1</text:p>
      <text:p text:style-name="Standard">70,1.75,2.569,0.819</text:p>
      <text:p text:style-name="Standard">71,3.6,2.632,-0.968</text:p>
      <text:p text:style-name="Standard">72,0.4,1.414,1.014</text:p>
      <text:p text:style-name="Standard">73,2,1.749,-0.251</text:p>
      <text:p text:style-name="Standard">74,1.167,1.224,0.057</text:p>
      <text:p text:style-name="Standard">75,4.2,2.343,-1.857</text:p>
      <text:p text:style-name="Standard">76,2.2,1.602,-0.598</text:p>
      <text:p text:style-name="Standard">77,1.2,1.722,0.522</text:p>
      <text:p text:style-name="Standard">78,2,1.923,-0.077</text:p>
      <text:p text:style-name="Standard">79,1.4,2.73,1.33</text:p>
      <text:p text:style-name="Standard">80,1,1.924,0.924</text:p>
      <text:p text:style-name="Standard"><text:soft-page-break/>81,1.5,2.217,0.717</text:p>
      <text:p text:style-name="Standard">82,1,2.465,1.465</text:p>
      <text:p text:style-name="Standard">83,1.8,1.439,-0.361</text:p>
      <text:p text:style-name="Standard">84,2.2,1.81,-0.39</text:p>
      <text:p text:style-name="Standard">85,0.4,1.147,0.747</text:p>
      <text:p text:style-name="Standard">86,3,2.518,-0.482</text:p>
      <text:p text:style-name="Standard">87,0.667,1.179,0.513</text:p>
      <text:p text:style-name="Standard">88,1.2,2.545,1.345</text:p>
      <text:p text:style-name="Standard">89,2.4,1.885,-0.515</text:p>
      <text:p text:style-name="Standard">90,1,1.532,0.532</text:p>
      <text:p text:style-name="Standard">91,1.2,2.634,1.434</text:p>
      <text:p text:style-name="Standard">92,3.167,4.138,0.972</text:p>
      <text:p text:style-name="Standard">93,0.833,2.128,1.294</text:p>
      <text:p text:style-name="Standard">94,3.667,2.805,-0.862</text:p>
      <text:p text:style-name="Standard">95,3.2,1.876,-1.324</text:p>
      <text:p text:style-name="Standard">96,0,1.045,1.045</text:p>
      <text:p text:style-name="Standard">97,0.8,0.819,0.019</text:p>
      <text:p text:style-name="Standard">98,1.8,2.085,0.285</text:p>
      <text:p text:style-name="Standard">99,4.25,1.89,-2.36</text:p>
      <text:p text:style-name="Standard">100,0,1.745,1.745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491 </text:p>
      <text:p text:style-name="Standard">Mean absolute error <text:s text:c="21"/>0.8348</text:p>
      <text:p text:style-name="Standard">Root mean squared error <text:s text:c="17"/>1.0364</text:p>
      <text:p text:style-name="Standard">Relative absolute error <text:s text:c="16"/>85.1411 %</text:p>
      <text:p text:style-name="Standard">Root relative squared error <text:s text:c="12"/>87.2326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6:15:36</meta:creation-date>
    <meta:document-statistic meta:table-count="0" meta:image-count="0" meta:object-count="0" meta:page-count="22" meta:paragraph-count="1089" meta:word-count="1240" meta:character-count="21344"/>
    <dc:date>2014-11-26T16:15:53</dc:date>
    <dc:creator>amita misra</dc:creator>
    <meta:editing-duration>PT17S</meta:editing-duration>
    <meta:editing-cycles>1</meta:editing-cycles>
    <meta:generator>OpenOffice/4.1.0$Unix OpenOffice.org_project/410m18$Build-9764</meta:generator>
  </office:meta>
</office:document-meta>
</file>